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51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283cm"/>
    </style:style>
    <style:style style:name="gr3" style:family="graphic" style:parent-style-name="measure" style:list-style-name="L1">
      <style:graphic-properties draw:textarea-vertical-align="middle" draw:line-distance="1.17cm"/>
    </style:style>
    <style:style style:name="gr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94cm"/>
    </style:style>
    <style:style style:name="gr6" style:family="graphic" style:parent-style-name="standard">
      <style:graphic-properties draw:stroke="none" svg:stroke-color="#000000" draw:fill="none" draw:fill-color="#ffffff" fo:min-height="1.06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b 8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635cm" svg:x="4.049cm" svg:y="4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0.381cm" draw:transform="rotate (-1.5707963267949) translate (5.446cm 4.0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1.016cm" svg:height="0.635cm" draw:transform="rotate (-3.14159265358979) translate (13.319cm 5.06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381cm" draw:transform="rotate (1.5707963267949) translate (11.922cm 5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3" draw:text-style-name="P3" draw:layer="layout" svg:x1="11.922cm" svg:y1="4.71cm" svg:x2="5.445cm" svg:y2="4.71cm">
          <text:p text:style-name="P3"><text:span text:style-name="T1"><text:measure text:kind="gap"/></text:span><text:span text:style-name="T1">R</text:span><text:span text:style-name="T1"><text:measure text:kind="gap"/></text:span></text:p>
        </draw:measure>
        <draw:line draw:style-name="gr4" draw:text-style-name="P1" draw:layer="layout" svg:x1="4.049cm" svg:y1="4.684cm" svg:x2="3.287cm" svg:y2="4.684cm">
          <text:p/>
        </draw:line>
        <draw:line draw:style-name="gr4" draw:text-style-name="P2" draw:layer="layout" svg:x1="13.319cm" svg:y1="4.683cm" svg:x2="14.081cm" svg:y2="4.683cm">
          <text:p/>
        </draw:line>
        <draw:frame draw:style-name="gr5" draw:layer="layout" svg:width="1.778cm" svg:height="1.19cm" svg:x="2.779cm" svg:y="3.748cm">
          <draw:text-box>
            <text:p><text:span text:style-name="T2">P</text:span><text:span text:style-name="T3">t</text:span></text:p>
          </draw:text-box>
        </draw:frame>
        <draw:frame draw:style-name="gr6" draw:layer="layout" svg:width="1.778cm" svg:height="1.317cm" svg:x="13.7cm" svg:y="3.747cm">
          <draw:text-box>
            <text:p><text:span text:style-name="T2">P</text:span><text:span text:style-name="T3">r</text:span></text:p>
          </draw:text-box>
        </draw:frame>
        <draw:frame draw:style-name="gr5" draw:layer="layout" svg:width="1.778cm" svg:height="1.19cm" svg:x="4.049cm" svg:y="3.621cm">
          <draw:text-box>
            <text:p><text:span text:style-name="T2">G</text:span><text:span text:style-name="T3">t</text:span></text:p>
          </draw:text-box>
        </draw:frame>
        <draw:frame draw:style-name="gr5" draw:layer="layout" svg:width="1.778cm" svg:height="1.19cm" svg:x="12.303cm" svg:y="3.62cm">
          <draw:text-box>
            <text:p><text:span text:style-name="T2">G</text:span><text:span text:style-name="T3">r</text:span></text:p>
          </draw:text-box>
        </draw:frame>
        <draw:line draw:style-name="gr7" draw:text-style-name="P1" draw:layer="layout" svg:x1="5.445cm" svg:y1="4.81cm" svg:x2="11.922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O" svg:font-family="'Linux Libertine Display 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02T16:29:07.508684449</meta:creation-date>
    <dc:date>2017-04-02T16:33:13.918826686</dc:date>
    <dc:creator>Francisco Soler</dc:creator>
    <meta:editing-duration>PT4M6S</meta:editing-duration>
    <meta:editing-cycles>3</meta:editing-cycles>
    <meta:generator>LibreOffice/4.3.3.2$Linux_X86_64 LibreOffice_project/430m0$Build-2</meta:generator>
    <meta:document-statistic meta:object-count="12"/>
  </office:meta>
</office:document-meta>
</file>